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s-19-2</text:p>
          </table:table-cell>
          <table:table-cell table:number-columns-repeated="2"/>
          <table:table-cell office:value-type="string" calcext:value-type="string">
            <text:p>1chr-4-28-f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rse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seb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heb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l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ad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zar-Sch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zar-Schua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h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z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ze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lto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a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th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thue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or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rm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ikl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ikla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eth-Markabo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th-Markaboth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azar-Su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zar-Susi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th-Lebao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th-Birei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charuch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araim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is Baaleth-Beer = Süd-Rama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14:46:09.704000000</meta:creation-date>
    <meta:generator>LibreOffice/7.0.0.3$Windows_X86_64 LibreOffice_project/8061b3e9204bef6b321a21033174034a5e2ea88e</meta:generator>
    <dc:date>2022-01-15T22:17:05.459000000</dc:date>
    <meta:editing-duration>PT7H20M29S</meta:editing-duration>
    <meta:editing-cycles>1</meta:editing-cycles>
    <meta:document-statistic meta:table-count="1" meta:cell-count="58" meta:object-count="0"/>
  </office:meta>
</office:document-meta>
</file>